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0.784cm" svg:height="21.051cm" svg:x="36.448cm" svg:y="8.794cm">
            <draw:object draw:notify-on-update-of-ranges="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0.243cm" svg:height="21.066cm" svg:x="68.067cm" svg:y="8.72cm">
            <draw:object draw:notify-on-update-of-ranges="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table:number-columns-repeated="8" office:value-type="float" office:value="8">
            <text:p>8</text:p>
          </table:table-cell>
          <table:table-cell table:number-columns-repeated="12" office:value-type="float" office:value="9">
            <text:p>9</text:p>
          </table:table-cell>
          <table:table-cell/>
        </table:table-row>
        <table:table-row table:style-name="ro1"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5" office:value-type="float" office:value="23">
            <text:p>23</text:p>
          </table:table-cell>
          <table:table-cell table:number-columns-repeated="5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6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5" office:value-type="float" office:value="32">
            <text:p>32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[.A2]/50" office:value-type="float" office:value="0">
            <text:p>0</text:p>
          </table:table-cell>
          <table:table-cell table:formula="of:=[.B2]/50" office:value-type="float" office:value="0">
            <text:p>0</text:p>
          </table:table-cell>
          <table:table-cell table:formula="of:=[.C2]/50" office:value-type="float" office:value="0">
            <text:p>0</text:p>
          </table:table-cell>
          <table:table-cell table:formula="of:=[.D2]/50" office:value-type="float" office:value="0">
            <text:p>0</text:p>
          </table:table-cell>
          <table:table-cell table:formula="of:=[.E2]/50" office:value-type="float" office:value="0">
            <text:p>0</text:p>
          </table:table-cell>
          <table:table-cell table:formula="of:=[.F2]/50" office:value-type="float" office:value="0.04">
            <text:p>0.04</text:p>
          </table:table-cell>
          <table:table-cell table:formula="of:=[.G2]/50" office:value-type="float" office:value="0.04">
            <text:p>0.04</text:p>
          </table:table-cell>
          <table:table-cell table:formula="of:=[.H2]/50" office:value-type="float" office:value="0.04">
            <text:p>0.04</text:p>
          </table:table-cell>
          <table:table-cell table:formula="of:=[.I2]/50" office:value-type="float" office:value="0.04">
            <text:p>0.04</text:p>
          </table:table-cell>
          <table:table-cell table:formula="of:=[.J2]/50" office:value-type="float" office:value="0.06">
            <text:p>0.06</text:p>
          </table:table-cell>
          <table:table-cell table:formula="of:=[.K2]/50" office:value-type="float" office:value="0.06">
            <text:p>0.06</text:p>
          </table:table-cell>
          <table:table-cell table:formula="of:=[.L2]/50" office:value-type="float" office:value="0.06">
            <text:p>0.06</text:p>
          </table:table-cell>
          <table:table-cell table:formula="of:=[.M2]/50" office:value-type="float" office:value="0.06">
            <text:p>0.06</text:p>
          </table:table-cell>
          <table:table-cell table:formula="of:=[.N2]/50" office:value-type="float" office:value="0.06">
            <text:p>0.06</text:p>
          </table:table-cell>
          <table:table-cell table:formula="of:=[.O2]/50" office:value-type="float" office:value="0.06">
            <text:p>0.06</text:p>
          </table:table-cell>
          <table:table-cell table:formula="of:=[.P2]/50" office:value-type="float" office:value="0.06">
            <text:p>0.06</text:p>
          </table:table-cell>
          <table:table-cell table:formula="of:=[.Q2]/50" office:value-type="float" office:value="0.1">
            <text:p>0.1</text:p>
          </table:table-cell>
          <table:table-cell table:formula="of:=[.R2]/50" office:value-type="float" office:value="0.12">
            <text:p>0.12</text:p>
          </table:table-cell>
          <table:table-cell table:formula="of:=[.S2]/50" office:value-type="float" office:value="0.12">
            <text:p>0.12</text:p>
          </table:table-cell>
          <table:table-cell table:formula="of:=[.T2]/50" office:value-type="float" office:value="0.12">
            <text:p>0.12</text:p>
          </table:table-cell>
          <table:table-cell table:formula="of:=[.U2]/50" office:value-type="float" office:value="0.12">
            <text:p>0.12</text:p>
          </table:table-cell>
          <table:table-cell table:formula="of:=[.V2]/50" office:value-type="float" office:value="0.12">
            <text:p>0.12</text:p>
          </table:table-cell>
          <table:table-cell table:formula="of:=[.W2]/50" office:value-type="float" office:value="0.12">
            <text:p>0.12</text:p>
          </table:table-cell>
          <table:table-cell table:formula="of:=[.X2]/50" office:value-type="float" office:value="0.12">
            <text:p>0.12</text:p>
          </table:table-cell>
          <table:table-cell table:formula="of:=[.Y2]/50" office:value-type="float" office:value="0.12">
            <text:p>0.12</text:p>
          </table:table-cell>
          <table:table-cell table:formula="of:=[.Z2]/50" office:value-type="float" office:value="0.12">
            <text:p>0.12</text:p>
          </table:table-cell>
          <table:table-cell table:formula="of:=[.AA2]/50" office:value-type="float" office:value="0.12">
            <text:p>0.12</text:p>
          </table:table-cell>
          <table:table-cell table:formula="of:=[.AB2]/50" office:value-type="float" office:value="0.14">
            <text:p>0.14</text:p>
          </table:table-cell>
          <table:table-cell table:formula="of:=[.AC2]/50" office:value-type="float" office:value="0.14">
            <text:p>0.14</text:p>
          </table:table-cell>
          <table:table-cell table:formula="of:=[.AD2]/50" office:value-type="float" office:value="0.14">
            <text:p>0.14</text:p>
          </table:table-cell>
          <table:table-cell table:formula="of:=[.AE2]/50" office:value-type="float" office:value="0.14">
            <text:p>0.14</text:p>
          </table:table-cell>
          <table:table-cell table:formula="of:=[.AF2]/50" office:value-type="float" office:value="0.16">
            <text:p>0.16</text:p>
          </table:table-cell>
          <table:table-cell table:formula="of:=[.AG2]/50" office:value-type="float" office:value="0.16">
            <text:p>0.16</text:p>
          </table:table-cell>
          <table:table-cell table:formula="of:=[.AH2]/50" office:value-type="float" office:value="0.16">
            <text:p>0.16</text:p>
          </table:table-cell>
          <table:table-cell table:formula="of:=[.AI2]/50" office:value-type="float" office:value="0.16">
            <text:p>0.16</text:p>
          </table:table-cell>
          <table:table-cell table:formula="of:=[.AJ2]/50" office:value-type="float" office:value="0.16">
            <text:p>0.16</text:p>
          </table:table-cell>
          <table:table-cell table:formula="of:=[.AK2]/50" office:value-type="float" office:value="0.16">
            <text:p>0.16</text:p>
          </table:table-cell>
          <table:table-cell table:formula="of:=[.AL2]/50" office:value-type="float" office:value="0.16">
            <text:p>0.16</text:p>
          </table:table-cell>
          <table:table-cell table:formula="of:=[.AM2]/50" office:value-type="float" office:value="0.16">
            <text:p>0.16</text:p>
          </table:table-cell>
          <table:table-cell table:formula="of:=[.AN2]/50" office:value-type="float" office:value="0.18">
            <text:p>0.18</text:p>
          </table:table-cell>
          <table:table-cell table:formula="of:=[.AO2]/50" office:value-type="float" office:value="0.18">
            <text:p>0.18</text:p>
          </table:table-cell>
          <table:table-cell table:formula="of:=[.AP2]/50" office:value-type="float" office:value="0.18">
            <text:p>0.18</text:p>
          </table:table-cell>
          <table:table-cell table:formula="of:=[.AQ2]/50" office:value-type="float" office:value="0.18">
            <text:p>0.18</text:p>
          </table:table-cell>
          <table:table-cell table:formula="of:=[.AR2]/50" office:value-type="float" office:value="0.18">
            <text:p>0.18</text:p>
          </table:table-cell>
          <table:table-cell table:formula="of:=[.AS2]/50" office:value-type="float" office:value="0.18">
            <text:p>0.18</text:p>
          </table:table-cell>
          <table:table-cell table:formula="of:=[.AT2]/50" office:value-type="float" office:value="0.18">
            <text:p>0.18</text:p>
          </table:table-cell>
          <table:table-cell table:formula="of:=[.AU2]/50" office:value-type="float" office:value="0.18">
            <text:p>0.18</text:p>
          </table:table-cell>
          <table:table-cell table:formula="of:=[.AV2]/50" office:value-type="float" office:value="0.18">
            <text:p>0.18</text:p>
          </table:table-cell>
          <table:table-cell table:formula="of:=[.AW2]/50" office:value-type="float" office:value="0.18">
            <text:p>0.18</text:p>
          </table:table-cell>
          <table:table-cell table:formula="of:=[.AX2]/50" office:value-type="float" office:value="0.18">
            <text:p>0.18</text:p>
          </table:table-cell>
          <table:table-cell table:formula="of:=[.AY2]/50" office:value-type="float" office:value="0.18">
            <text:p>0.18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[.A3]/50" office:value-type="float" office:value="0.08">
            <text:p>0.08</text:p>
          </table:table-cell>
          <table:table-cell table:formula="of:=[.B3]/50" office:value-type="float" office:value="0.08">
            <text:p>0.08</text:p>
          </table:table-cell>
          <table:table-cell table:formula="of:=[.C3]/50" office:value-type="float" office:value="0.08">
            <text:p>0.08</text:p>
          </table:table-cell>
          <table:table-cell table:formula="of:=[.D3]/50" office:value-type="float" office:value="0.1">
            <text:p>0.1</text:p>
          </table:table-cell>
          <table:table-cell table:formula="of:=[.E3]/50" office:value-type="float" office:value="0.1">
            <text:p>0.1</text:p>
          </table:table-cell>
          <table:table-cell table:formula="of:=[.F3]/50" office:value-type="float" office:value="0.1">
            <text:p>0.1</text:p>
          </table:table-cell>
          <table:table-cell table:formula="of:=[.G3]/50" office:value-type="float" office:value="0.14">
            <text:p>0.14</text:p>
          </table:table-cell>
          <table:table-cell table:formula="of:=[.H3]/50" office:value-type="float" office:value="0.16">
            <text:p>0.16</text:p>
          </table:table-cell>
          <table:table-cell table:formula="of:=[.I3]/50" office:value-type="float" office:value="0.18">
            <text:p>0.18</text:p>
          </table:table-cell>
          <table:table-cell table:formula="of:=[.J3]/50" office:value-type="float" office:value="0.18">
            <text:p>0.18</text:p>
          </table:table-cell>
          <table:table-cell table:formula="of:=[.K3]/50" office:value-type="float" office:value="0.22">
            <text:p>0.22</text:p>
          </table:table-cell>
          <table:table-cell table:formula="of:=[.L3]/50" office:value-type="float" office:value="0.24">
            <text:p>0.24</text:p>
          </table:table-cell>
          <table:table-cell table:formula="of:=[.M3]/50" office:value-type="float" office:value="0.24">
            <text:p>0.24</text:p>
          </table:table-cell>
          <table:table-cell table:formula="of:=[.N3]/50" office:value-type="float" office:value="0.24">
            <text:p>0.24</text:p>
          </table:table-cell>
          <table:table-cell table:formula="of:=[.O3]/50" office:value-type="float" office:value="0.26">
            <text:p>0.26</text:p>
          </table:table-cell>
          <table:table-cell table:formula="of:=[.P3]/50" office:value-type="float" office:value="0.3">
            <text:p>0.3</text:p>
          </table:table-cell>
          <table:table-cell table:formula="of:=[.Q3]/50" office:value-type="float" office:value="0.36">
            <text:p>0.36</text:p>
          </table:table-cell>
          <table:table-cell table:formula="of:=[.R3]/50" office:value-type="float" office:value="0.36">
            <text:p>0.36</text:p>
          </table:table-cell>
          <table:table-cell table:formula="of:=[.S3]/50" office:value-type="float" office:value="0.4">
            <text:p>0.4</text:p>
          </table:table-cell>
          <table:table-cell table:formula="of:=[.T3]/50" office:value-type="float" office:value="0.42">
            <text:p>0.42</text:p>
          </table:table-cell>
          <table:table-cell table:formula="of:=[.U3]/50" office:value-type="float" office:value="0.44">
            <text:p>0.44</text:p>
          </table:table-cell>
          <table:table-cell table:formula="of:=[.V3]/50" office:value-type="float" office:value="0.46">
            <text:p>0.46</text:p>
          </table:table-cell>
          <table:table-cell table:formula="of:=[.W3]/50" office:value-type="float" office:value="0.46">
            <text:p>0.46</text:p>
          </table:table-cell>
          <table:table-cell table:formula="of:=[.X3]/50" office:value-type="float" office:value="0.46">
            <text:p>0.46</text:p>
          </table:table-cell>
          <table:table-cell table:formula="of:=[.Y3]/50" office:value-type="float" office:value="0.46">
            <text:p>0.46</text:p>
          </table:table-cell>
          <table:table-cell table:formula="of:=[.Z3]/50" office:value-type="float" office:value="0.46">
            <text:p>0.46</text:p>
          </table:table-cell>
          <table:table-cell table:formula="of:=[.AA3]/50" office:value-type="float" office:value="0.48">
            <text:p>0.48</text:p>
          </table:table-cell>
          <table:table-cell table:formula="of:=[.AB3]/50" office:value-type="float" office:value="0.48">
            <text:p>0.48</text:p>
          </table:table-cell>
          <table:table-cell table:formula="of:=[.AC3]/50" office:value-type="float" office:value="0.48">
            <text:p>0.48</text:p>
          </table:table-cell>
          <table:table-cell table:formula="of:=[.AD3]/50" office:value-type="float" office:value="0.48">
            <text:p>0.48</text:p>
          </table:table-cell>
          <table:table-cell table:formula="of:=[.AE3]/50" office:value-type="float" office:value="0.48">
            <text:p>0.48</text:p>
          </table:table-cell>
          <table:table-cell table:formula="of:=[.AF3]/50" office:value-type="float" office:value="0.5">
            <text:p>0.5</text:p>
          </table:table-cell>
          <table:table-cell table:formula="of:=[.AG3]/50" office:value-type="float" office:value="0.5">
            <text:p>0.5</text:p>
          </table:table-cell>
          <table:table-cell table:formula="of:=[.AH3]/50" office:value-type="float" office:value="0.54">
            <text:p>0.54</text:p>
          </table:table-cell>
          <table:table-cell table:formula="of:=[.AI3]/50" office:value-type="float" office:value="0.54">
            <text:p>0.54</text:p>
          </table:table-cell>
          <table:table-cell table:formula="of:=[.AJ3]/50" office:value-type="float" office:value="0.54">
            <text:p>0.54</text:p>
          </table:table-cell>
          <table:table-cell table:formula="of:=[.AK3]/50" office:value-type="float" office:value="0.56">
            <text:p>0.56</text:p>
          </table:table-cell>
          <table:table-cell table:formula="of:=[.AL3]/50" office:value-type="float" office:value="0.56">
            <text:p>0.56</text:p>
          </table:table-cell>
          <table:table-cell table:formula="of:=[.AM3]/50" office:value-type="float" office:value="0.58">
            <text:p>0.58</text:p>
          </table:table-cell>
          <table:table-cell table:formula="of:=[.AN3]/50" office:value-type="float" office:value="0.58">
            <text:p>0.58</text:p>
          </table:table-cell>
          <table:table-cell table:formula="of:=[.AO3]/50" office:value-type="float" office:value="0.58">
            <text:p>0.58</text:p>
          </table:table-cell>
          <table:table-cell table:formula="of:=[.AP3]/50" office:value-type="float" office:value="0.58">
            <text:p>0.58</text:p>
          </table:table-cell>
          <table:table-cell table:formula="of:=[.AQ3]/50" office:value-type="float" office:value="0.58">
            <text:p>0.58</text:p>
          </table:table-cell>
          <table:table-cell table:formula="of:=[.AR3]/50" office:value-type="float" office:value="0.58">
            <text:p>0.58</text:p>
          </table:table-cell>
          <table:table-cell table:formula="of:=[.AS3]/50" office:value-type="float" office:value="0.6">
            <text:p>0.6</text:p>
          </table:table-cell>
          <table:table-cell table:formula="of:=[.AT3]/50" office:value-type="float" office:value="0.62">
            <text:p>0.62</text:p>
          </table:table-cell>
          <table:table-cell table:formula="of:=[.AU3]/50" office:value-type="float" office:value="0.64">
            <text:p>0.64</text:p>
          </table:table-cell>
          <table:table-cell table:formula="of:=[.AV3]/50" office:value-type="float" office:value="0.64">
            <text:p>0.64</text:p>
          </table:table-cell>
          <table:table-cell table:formula="of:=[.AW3]/50" office:value-type="float" office:value="0.64">
            <text:p>0.64</text:p>
          </table:table-cell>
          <table:table-cell table:formula="of:=[.AX3]/50" office:value-type="float" office:value="0.64">
            <text:p>0.64</text:p>
          </table:table-cell>
          <table:table-cell table:formula="of:=[.AY3]/50" office:value-type="float" office:value="0.64">
            <text:p>0.64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500*(1+[.B6])*CEILING(LN(0.01)/LN(1-[.B7]);1)" office:value-type="float" office:value="0">
            <text:p>#DIV/0!</text:p>
          </table:table-cell>
          <table:table-cell table:formula="of:=500*(1+[.C6])*CEILING(LN(0.01)/LN(1-[.C7]);1)" office:value-type="float" office:value="0">
            <text:p>#DIV/0!</text:p>
          </table:table-cell>
          <table:table-cell table:formula="of:=500*(1+[.D6])*CEILING(LN(0.01)/LN(1-[.D7]);1)" office:value-type="float" office:value="0">
            <text:p>#DIV/0!</text:p>
          </table:table-cell>
          <table:table-cell table:formula="of:=500*(1+[.E6])*CEILING(LN(0.01)/LN(1-[.E7]);1)" office:value-type="float" office:value="0">
            <text:p>#DIV/0!</text:p>
          </table:table-cell>
          <table:table-cell table:formula="of:=500*(1+[.F6])*CEILING(LN(0.01)/LN(1-[.F7]);1)" office:value-type="float" office:value="0">
            <text:p>#DIV/0!</text:p>
          </table:table-cell>
          <table:table-cell table:formula="of:=500*(1+[.G6])*CEILING(LN(0.01)/LN(1-[.G7]);1)" office:value-type="float" office:value="339000">
            <text:p>339000</text:p>
          </table:table-cell>
          <table:table-cell table:formula="of:=500*(1+[.H6])*CEILING(LN(0.01)/LN(1-[.H7]);1)" office:value-type="float" office:value="395500">
            <text:p>395500</text:p>
          </table:table-cell>
          <table:table-cell table:formula="of:=500*(1+[.I6])*CEILING(LN(0.01)/LN(1-[.I7]);1)" office:value-type="float" office:value="452000">
            <text:p>452000</text:p>
          </table:table-cell>
          <table:table-cell table:formula="of:=500*(1+[.J6])*CEILING(LN(0.01)/LN(1-[.J7]);1)" office:value-type="float" office:value="508500">
            <text:p>508500</text:p>
          </table:table-cell>
          <table:table-cell table:formula="of:=500*(1+[.K6])*CEILING(LN(0.01)/LN(1-[.K7]);1)" office:value-type="float" office:value="375000">
            <text:p>375000</text:p>
          </table:table-cell>
          <table:table-cell table:formula="of:=500*(1+[.L6])*CEILING(LN(0.01)/LN(1-[.L7]);1)" office:value-type="float" office:value="412500">
            <text:p>412500</text:p>
          </table:table-cell>
          <table:table-cell table:formula="of:=500*(1+[.M6])*CEILING(LN(0.01)/LN(1-[.M7]);1)" office:value-type="float" office:value="450000">
            <text:p>450000</text:p>
          </table:table-cell>
          <table:table-cell table:formula="of:=500*(1+[.N6])*CEILING(LN(0.01)/LN(1-[.N7]);1)" office:value-type="float" office:value="487500">
            <text:p>487500</text:p>
          </table:table-cell>
          <table:table-cell table:formula="of:=500*(1+[.O6])*CEILING(LN(0.01)/LN(1-[.O7]);1)" office:value-type="float" office:value="525000">
            <text:p>525000</text:p>
          </table:table-cell>
          <table:table-cell table:formula="of:=500*(1+[.P6])*CEILING(LN(0.01)/LN(1-[.P7]);1)" office:value-type="float" office:value="562500">
            <text:p>562500</text:p>
          </table:table-cell>
          <table:table-cell table:formula="of:=500*(1+[.Q6])*CEILING(LN(0.01)/LN(1-[.Q7]);1)" office:value-type="float" office:value="600000">
            <text:p>600000</text:p>
          </table:table-cell>
          <table:table-cell table:formula="of:=500*(1+[.R6])*CEILING(LN(0.01)/LN(1-[.R7]);1)" office:value-type="float" office:value="374000">
            <text:p>374000</text:p>
          </table:table-cell>
          <table:table-cell table:formula="of:=500*(1+[.S6])*CEILING(LN(0.01)/LN(1-[.S7]);1)" office:value-type="float" office:value="333000">
            <text:p>333000</text:p>
          </table:table-cell>
          <table:table-cell table:formula="of:=500*(1+[.T6])*CEILING(LN(0.01)/LN(1-[.T7]);1)" office:value-type="float" office:value="351500">
            <text:p>351500</text:p>
          </table:table-cell>
          <table:table-cell table:formula="of:=500*(1+[.U6])*CEILING(LN(0.01)/LN(1-[.U7]);1)" office:value-type="float" office:value="370000">
            <text:p>370000</text:p>
          </table:table-cell>
          <table:table-cell table:formula="of:=500*(1+[.V6])*CEILING(LN(0.01)/LN(1-[.V7]);1)" office:value-type="float" office:value="388500">
            <text:p>388500</text:p>
          </table:table-cell>
          <table:table-cell table:formula="of:=500*(1+[.W6])*CEILING(LN(0.01)/LN(1-[.W7]);1)" office:value-type="float" office:value="407000">
            <text:p>407000</text:p>
          </table:table-cell>
          <table:table-cell table:formula="of:=500*(1+[.X6])*CEILING(LN(0.01)/LN(1-[.X7]);1)" office:value-type="float" office:value="425500">
            <text:p>425500</text:p>
          </table:table-cell>
          <table:table-cell table:formula="of:=500*(1+[.Y6])*CEILING(LN(0.01)/LN(1-[.Y7]);1)" office:value-type="float" office:value="444000">
            <text:p>444000</text:p>
          </table:table-cell>
          <table:table-cell table:formula="of:=500*(1+[.Z6])*CEILING(LN(0.01)/LN(1-[.Z7]);1)" office:value-type="float" office:value="462500">
            <text:p>462500</text:p>
          </table:table-cell>
          <table:table-cell table:formula="of:=500*(1+[.AA6])*CEILING(LN(0.01)/LN(1-[.AA7]);1)" office:value-type="float" office:value="481000">
            <text:p>481000</text:p>
          </table:table-cell>
          <table:table-cell table:formula="of:=500*(1+[.AB6])*CEILING(LN(0.01)/LN(1-[.AB7]);1)" office:value-type="float" office:value="499500">
            <text:p>499500</text:p>
          </table:table-cell>
          <table:table-cell table:formula="of:=500*(1+[.AC6])*CEILING(LN(0.01)/LN(1-[.AC7]);1)" office:value-type="float" office:value="434000">
            <text:p>434000</text:p>
          </table:table-cell>
          <table:table-cell table:formula="of:=500*(1+[.AD6])*CEILING(LN(0.01)/LN(1-[.AD7]);1)" office:value-type="float" office:value="449500">
            <text:p>449500</text:p>
          </table:table-cell>
          <table:table-cell table:formula="of:=500*(1+[.AE6])*CEILING(LN(0.01)/LN(1-[.AE7]);1)" office:value-type="float" office:value="465000">
            <text:p>465000</text:p>
          </table:table-cell>
          <table:table-cell table:formula="of:=500*(1+[.AF6])*CEILING(LN(0.01)/LN(1-[.AF7]);1)" office:value-type="float" office:value="480500">
            <text:p>480500</text:p>
          </table:table-cell>
          <table:table-cell table:formula="of:=500*(1+[.AG6])*CEILING(LN(0.01)/LN(1-[.AG7]);1)" office:value-type="float" office:value="432000">
            <text:p>432000</text:p>
          </table:table-cell>
          <table:table-cell table:formula="of:=500*(1+[.AH6])*CEILING(LN(0.01)/LN(1-[.AH7]);1)" office:value-type="float" office:value="445500">
            <text:p>445500</text:p>
          </table:table-cell>
          <table:table-cell table:formula="of:=500*(1+[.AI6])*CEILING(LN(0.01)/LN(1-[.AI7]);1)" office:value-type="float" office:value="459000">
            <text:p>459000</text:p>
          </table:table-cell>
          <table:table-cell table:formula="of:=500*(1+[.AJ6])*CEILING(LN(0.01)/LN(1-[.AJ7]);1)" office:value-type="float" office:value="472500">
            <text:p>472500</text:p>
          </table:table-cell>
          <table:table-cell table:formula="of:=500*(1+[.AK6])*CEILING(LN(0.01)/LN(1-[.AK7]);1)" office:value-type="float" office:value="486000">
            <text:p>486000</text:p>
          </table:table-cell>
          <table:table-cell table:formula="of:=500*(1+[.AL6])*CEILING(LN(0.01)/LN(1-[.AL7]);1)" office:value-type="float" office:value="486000">
            <text:p>486000</text:p>
          </table:table-cell>
          <table:table-cell table:formula="of:=500*(1+[.AM6])*CEILING(LN(0.01)/LN(1-[.AM7]);1)" office:value-type="float" office:value="513000">
            <text:p>513000</text:p>
          </table:table-cell>
          <table:table-cell table:formula="of:=500*(1+[.AN6])*CEILING(LN(0.01)/LN(1-[.AN7]);1)" office:value-type="float" office:value="526500">
            <text:p>526500</text:p>
          </table:table-cell>
          <table:table-cell table:formula="of:=500*(1+[.AO6])*CEILING(LN(0.01)/LN(1-[.AO7]);1)" office:value-type="float" office:value="480000">
            <text:p>480000</text:p>
          </table:table-cell>
          <table:table-cell table:formula="of:=500*(1+[.AP6])*CEILING(LN(0.01)/LN(1-[.AP7]);1)" office:value-type="float" office:value="492000">
            <text:p>492000</text:p>
          </table:table-cell>
          <table:table-cell table:formula="of:=500*(1+[.AQ6])*CEILING(LN(0.01)/LN(1-[.AQ7]);1)" office:value-type="float" office:value="504000">
            <text:p>504000</text:p>
          </table:table-cell>
          <table:table-cell table:formula="of:=500*(1+[.AR6])*CEILING(LN(0.01)/LN(1-[.AR7]);1)" office:value-type="float" office:value="516000">
            <text:p>516000</text:p>
          </table:table-cell>
          <table:table-cell table:formula="of:=500*(1+[.AS6])*CEILING(LN(0.01)/LN(1-[.AS7]);1)" office:value-type="float" office:value="528000">
            <text:p>528000</text:p>
          </table:table-cell>
          <table:table-cell table:formula="of:=500*(1+[.AT6])*CEILING(LN(0.01)/LN(1-[.AT7]);1)" office:value-type="float" office:value="540000">
            <text:p>540000</text:p>
          </table:table-cell>
          <table:table-cell table:formula="of:=500*(1+[.AU6])*CEILING(LN(0.01)/LN(1-[.AU7]);1)" office:value-type="float" office:value="552000">
            <text:p>552000</text:p>
          </table:table-cell>
          <table:table-cell table:formula="of:=500*(1+[.AV6])*CEILING(LN(0.01)/LN(1-[.AV7]);1)" office:value-type="float" office:value="564000">
            <text:p>564000</text:p>
          </table:table-cell>
          <table:table-cell table:formula="of:=500*(1+[.AW6])*CEILING(LN(0.01)/LN(1-[.AW7]);1)" office:value-type="float" office:value="576000">
            <text:p>576000</text:p>
          </table:table-cell>
          <table:table-cell table:formula="of:=500*(1+[.AX6])*CEILING(LN(0.01)/LN(1-[.AX7]);1)" office:value-type="float" office:value="588000">
            <text:p>588000</text:p>
          </table:table-cell>
          <table:table-cell table:formula="of:=500*(1+[.AY6])*CEILING(LN(0.01)/LN(1-[.AY7]);1)" office:value-type="float" office:value="600000">
            <text:p>600000</text:p>
          </table:table-cell>
          <table:table-cell table:formula="of:=500*(1+[.AZ6])*CEILING(LN(0.01)/LN(1-[.AZ7]);1)" office:value-type="float" office:value="612000">
            <text:p>612000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500*(1+[.B6])*CEILING(LN(0.01)/LN(1-[.B8]);1)" office:value-type="float" office:value="28000">
            <text:p>28000</text:p>
          </table:table-cell>
          <table:table-cell table:formula="of:=500*(1+[.C6])*CEILING(LN(0.01)/LN(1-[.C8]);1)" office:value-type="float" office:value="56000">
            <text:p>56000</text:p>
          </table:table-cell>
          <table:table-cell table:formula="of:=500*(1+[.D6])*CEILING(LN(0.01)/LN(1-[.D8]);1)" office:value-type="float" office:value="84000">
            <text:p>84000</text:p>
          </table:table-cell>
          <table:table-cell table:formula="of:=500*(1+[.E6])*CEILING(LN(0.01)/LN(1-[.E8]);1)" office:value-type="float" office:value="88000">
            <text:p>88000</text:p>
          </table:table-cell>
          <table:table-cell table:formula="of:=500*(1+[.F6])*CEILING(LN(0.01)/LN(1-[.F8]);1)" office:value-type="float" office:value="110000">
            <text:p>110000</text:p>
          </table:table-cell>
          <table:table-cell table:formula="of:=500*(1+[.G6])*CEILING(LN(0.01)/LN(1-[.G8]);1)" office:value-type="float" office:value="132000">
            <text:p>132000</text:p>
          </table:table-cell>
          <table:table-cell table:formula="of:=500*(1+[.H6])*CEILING(LN(0.01)/LN(1-[.H8]);1)" office:value-type="float" office:value="108500">
            <text:p>108500</text:p>
          </table:table-cell>
          <table:table-cell table:formula="of:=500*(1+[.I6])*CEILING(LN(0.01)/LN(1-[.I8]);1)" office:value-type="float" office:value="108000">
            <text:p>108000</text:p>
          </table:table-cell>
          <table:table-cell table:formula="of:=500*(1+[.J6])*CEILING(LN(0.01)/LN(1-[.J8]);1)" office:value-type="float" office:value="108000">
            <text:p>108000</text:p>
          </table:table-cell>
          <table:table-cell table:formula="of:=500*(1+[.K6])*CEILING(LN(0.01)/LN(1-[.K8]);1)" office:value-type="float" office:value="120000">
            <text:p>120000</text:p>
          </table:table-cell>
          <table:table-cell table:formula="of:=500*(1+[.L6])*CEILING(LN(0.01)/LN(1-[.L8]);1)" office:value-type="float" office:value="104500">
            <text:p>104500</text:p>
          </table:table-cell>
          <table:table-cell table:formula="of:=500*(1+[.M6])*CEILING(LN(0.01)/LN(1-[.M8]);1)" office:value-type="float" office:value="102000">
            <text:p>102000</text:p>
          </table:table-cell>
          <table:table-cell table:formula="of:=500*(1+[.N6])*CEILING(LN(0.01)/LN(1-[.N8]);1)" office:value-type="float" office:value="110500">
            <text:p>110500</text:p>
          </table:table-cell>
          <table:table-cell table:formula="of:=500*(1+[.O6])*CEILING(LN(0.01)/LN(1-[.O8]);1)" office:value-type="float" office:value="119000">
            <text:p>119000</text:p>
          </table:table-cell>
          <table:table-cell table:formula="of:=500*(1+[.P6])*CEILING(LN(0.01)/LN(1-[.P8]);1)" office:value-type="float" office:value="120000">
            <text:p>120000</text:p>
          </table:table-cell>
          <table:table-cell table:formula="of:=500*(1+[.Q6])*CEILING(LN(0.01)/LN(1-[.Q8]);1)" office:value-type="float" office:value="104000">
            <text:p>104000</text:p>
          </table:table-cell>
          <table:table-cell table:formula="of:=500*(1+[.R6])*CEILING(LN(0.01)/LN(1-[.R8]);1)" office:value-type="float" office:value="93500">
            <text:p>93500</text:p>
          </table:table-cell>
          <table:table-cell table:formula="of:=500*(1+[.S6])*CEILING(LN(0.01)/LN(1-[.S8]);1)" office:value-type="float" office:value="99000">
            <text:p>99000</text:p>
          </table:table-cell>
          <table:table-cell table:formula="of:=500*(1+[.T6])*CEILING(LN(0.01)/LN(1-[.T8]);1)" office:value-type="float" office:value="95000">
            <text:p>95000</text:p>
          </table:table-cell>
          <table:table-cell table:formula="of:=500*(1+[.U6])*CEILING(LN(0.01)/LN(1-[.U8]);1)" office:value-type="float" office:value="90000">
            <text:p>90000</text:p>
          </table:table-cell>
          <table:table-cell table:formula="of:=500*(1+[.V6])*CEILING(LN(0.01)/LN(1-[.V8]);1)" office:value-type="float" office:value="84000">
            <text:p>84000</text:p>
          </table:table-cell>
          <table:table-cell table:formula="of:=500*(1+[.W6])*CEILING(LN(0.01)/LN(1-[.W8]);1)" office:value-type="float" office:value="88000">
            <text:p>88000</text:p>
          </table:table-cell>
          <table:table-cell table:formula="of:=500*(1+[.X6])*CEILING(LN(0.01)/LN(1-[.X8]);1)" office:value-type="float" office:value="92000">
            <text:p>92000</text:p>
          </table:table-cell>
          <table:table-cell table:formula="of:=500*(1+[.Y6])*CEILING(LN(0.01)/LN(1-[.Y8]);1)" office:value-type="float" office:value="96000">
            <text:p>96000</text:p>
          </table:table-cell>
          <table:table-cell table:formula="of:=500*(1+[.Z6])*CEILING(LN(0.01)/LN(1-[.Z8]);1)" office:value-type="float" office:value="100000">
            <text:p>100000</text:p>
          </table:table-cell>
          <table:table-cell table:formula="of:=500*(1+[.AA6])*CEILING(LN(0.01)/LN(1-[.AA8]);1)" office:value-type="float" office:value="104000">
            <text:p>104000</text:p>
          </table:table-cell>
          <table:table-cell table:formula="of:=500*(1+[.AB6])*CEILING(LN(0.01)/LN(1-[.AB8]);1)" office:value-type="float" office:value="108000">
            <text:p>108000</text:p>
          </table:table-cell>
          <table:table-cell table:formula="of:=500*(1+[.AC6])*CEILING(LN(0.01)/LN(1-[.AC8]);1)" office:value-type="float" office:value="112000">
            <text:p>112000</text:p>
          </table:table-cell>
          <table:table-cell table:formula="of:=500*(1+[.AD6])*CEILING(LN(0.01)/LN(1-[.AD8]);1)" office:value-type="float" office:value="116000">
            <text:p>116000</text:p>
          </table:table-cell>
          <table:table-cell table:formula="of:=500*(1+[.AE6])*CEILING(LN(0.01)/LN(1-[.AE8]);1)" office:value-type="float" office:value="120000">
            <text:p>120000</text:p>
          </table:table-cell>
          <table:table-cell table:formula="of:=500*(1+[.AF6])*CEILING(LN(0.01)/LN(1-[.AF8]);1)" office:value-type="float" office:value="124000">
            <text:p>124000</text:p>
          </table:table-cell>
          <table:table-cell table:formula="of:=500*(1+[.AG6])*CEILING(LN(0.01)/LN(1-[.AG8]);1)" office:value-type="float" office:value="112000">
            <text:p>112000</text:p>
          </table:table-cell>
          <table:table-cell table:formula="of:=500*(1+[.AH6])*CEILING(LN(0.01)/LN(1-[.AH8]);1)" office:value-type="float" office:value="115500">
            <text:p>115500</text:p>
          </table:table-cell>
          <table:table-cell table:formula="of:=500*(1+[.AI6])*CEILING(LN(0.01)/LN(1-[.AI8]);1)" office:value-type="float" office:value="102000">
            <text:p>102000</text:p>
          </table:table-cell>
          <table:table-cell table:formula="of:=500*(1+[.AJ6])*CEILING(LN(0.01)/LN(1-[.AJ8]);1)" office:value-type="float" office:value="105000">
            <text:p>105000</text:p>
          </table:table-cell>
          <table:table-cell table:formula="of:=500*(1+[.AK6])*CEILING(LN(0.01)/LN(1-[.AK8]);1)" office:value-type="float" office:value="108000">
            <text:p>108000</text:p>
          </table:table-cell>
          <table:table-cell table:formula="of:=500*(1+[.AL6])*CEILING(LN(0.01)/LN(1-[.AL8]);1)" office:value-type="float" office:value="108000">
            <text:p>108000</text:p>
          </table:table-cell>
          <table:table-cell table:formula="of:=500*(1+[.AM6])*CEILING(LN(0.01)/LN(1-[.AM8]);1)" office:value-type="float" office:value="114000">
            <text:p>114000</text:p>
          </table:table-cell>
          <table:table-cell table:formula="of:=500*(1+[.AN6])*CEILING(LN(0.01)/LN(1-[.AN8]);1)" office:value-type="float" office:value="117000">
            <text:p>117000</text:p>
          </table:table-cell>
          <table:table-cell table:formula="of:=500*(1+[.AO6])*CEILING(LN(0.01)/LN(1-[.AO8]);1)" office:value-type="float" office:value="120000">
            <text:p>120000</text:p>
          </table:table-cell>
          <table:table-cell table:formula="of:=500*(1+[.AP6])*CEILING(LN(0.01)/LN(1-[.AP8]);1)" office:value-type="float" office:value="123000">
            <text:p>123000</text:p>
          </table:table-cell>
          <table:table-cell table:formula="of:=500*(1+[.AQ6])*CEILING(LN(0.01)/LN(1-[.AQ8]);1)" office:value-type="float" office:value="126000">
            <text:p>126000</text:p>
          </table:table-cell>
          <table:table-cell table:formula="of:=500*(1+[.AR6])*CEILING(LN(0.01)/LN(1-[.AR8]);1)" office:value-type="float" office:value="129000">
            <text:p>129000</text:p>
          </table:table-cell>
          <table:table-cell table:formula="of:=500*(1+[.AS6])*CEILING(LN(0.01)/LN(1-[.AS8]);1)" office:value-type="float" office:value="132000">
            <text:p>132000</text:p>
          </table:table-cell>
          <table:table-cell table:formula="of:=500*(1+[.AT6])*CEILING(LN(0.01)/LN(1-[.AT8]);1)" office:value-type="float" office:value="135000">
            <text:p>135000</text:p>
          </table:table-cell>
          <table:table-cell table:formula="of:=500*(1+[.AU6])*CEILING(LN(0.01)/LN(1-[.AU8]);1)" office:value-type="float" office:value="115000">
            <text:p>115000</text:p>
          </table:table-cell>
          <table:table-cell table:formula="of:=500*(1+[.AV6])*CEILING(LN(0.01)/LN(1-[.AV8]);1)" office:value-type="float" office:value="117500">
            <text:p>117500</text:p>
          </table:table-cell>
          <table:table-cell table:formula="of:=500*(1+[.AW6])*CEILING(LN(0.01)/LN(1-[.AW8]);1)" office:value-type="float" office:value="120000">
            <text:p>120000</text:p>
          </table:table-cell>
          <table:table-cell table:formula="of:=500*(1+[.AX6])*CEILING(LN(0.01)/LN(1-[.AX8]);1)" office:value-type="float" office:value="122500">
            <text:p>122500</text:p>
          </table:table-cell>
          <table:table-cell table:formula="of:=500*(1+[.AY6])*CEILING(LN(0.01)/LN(1-[.AY8]);1)" office:value-type="float" office:value="125000">
            <text:p>125000</text:p>
          </table:table-cell>
          <table:table-cell table:formula="of:=500*(1+[.AZ6])*CEILING(LN(0.01)/LN(1-[.AZ8]);1)" office:value-type="float" office:value="127500">
            <text:p>12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06:40:42.0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3-11-11T06:47:30.79</dc:date>
    <meta:editing-duration>PT24M41S</meta:editing-duration>
    <meta:editing-cycles>3</meta:editing-cycles>
    <meta:generator>LibreOffice/3.6$Windows_x86 LibreOffice_project/2ef5aff-a6fb0ff-166bdff-cf087ad-0f1389</meta:generator>
    <meta:document-statistic meta:table-count="1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85cm" svg:height="21.052cm" xlink:href=".." xlink:type="simple" chart:class="chart:line" chart:style-name="ch1">
        <chart:title svg:x="14.102cm" svg:y="0.557cm" chart:style-name="ch2">
          <text:p>P(M,i)</text:p>
        </chart:title>
        <chart:legend chart:legend-position="bottom" svg:x="7.879cm" svg:y="19.575cm" style:legend-expansion="wide" chart:style-name="ch3"/>
        <chart:plot-area chart:style-name="ch4" table:cell-range-address="List1.A6:List1.AZ8" chart:data-source-has-labels="both" svg:x="2.527cm" svg:y="3.281cm" svg:width="27.028cm" svg:height="13.991cm">
          <chartooo:coordinate-region svg:x="3.969cm" svg:y="3.758cm" svg:width="25.399cm" svg:height="12.841cm"/>
          <chart:axis chart:dimension="x" chart:name="primary-x" chart:style-name="ch5" chartooo:axis-type="auto">
            <chartooo:date-scale/>
            <chart:title svg:x="13.825cm" svg:y="17.694cm" chart:style-name="ch6">
              <text:p>Generation</text:p>
            </chart:title>
            <chart:categories table:cell-range-address="List1.B6:List1.AZ6"/>
          </chart:axis>
          <chart:axis chart:dimension="y" chart:name="primary-y" chart:style-name="ch7">
            <chart:title svg:x="0.451cm" svg:y="14.463cm" chart:style-name="ch8">
              <text:p>Probability of success</text:p>
            </chart:title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7:List1.A7</svg:desc>
                </draw:g>
              </table:table-cell>
              <table:table-cell office:value-type="float" office:value="0">
                <text:p>0</text:p>
                <draw:g>
                  <svg:desc>List1.B7:List1.A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Geometric</text:p>
                <draw:g>
                  <svg:desc>List1.A8:List1.A8</svg:desc>
                </draw:g>
              </table:table-cell>
              <table:table-cell office:value-type="float" office:value="0.08">
                <text:p>0.08</text:p>
                <draw:g>
                  <svg:desc>List1.B8:List1.AZ8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3">
                <text:p>0.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44cm" svg:height="21.067cm" xlink:href=".." xlink:type="simple" chart:class="chart:line" chart:style-name="ch1">
        <chart:title svg:x="13.673cm" svg:y="0.557cm" chart:style-name="ch2">
          <text:p>I(M,i,z)</text:p>
        </chart:title>
        <chart:legend chart:legend-position="bottom" svg:x="7.609cm" svg:y="19.59cm" style:legend-expansion="wide" chart:style-name="ch3"/>
        <chart:plot-area chart:style-name="ch4" table:cell-range-address="List1.A10:List1.AZ12" chart:data-source-has-labels="both" svg:x="2.516cm" svg:y="3.281cm" svg:width="26.52cm" svg:height="14.006cm">
          <chartooo:coordinate-region svg:x="4.672cm" svg:y="3.599cm" svg:width="24.178cm" svg:height="13.015cm"/>
          <chart:axis chart:dimension="x" chart:name="primary-x" chart:style-name="ch5" chartooo:axis-type="auto">
            <chartooo:date-scale/>
            <chart:title svg:x="13.56cm" svg:y="17.709cm" chart:style-name="ch6">
              <text:p>Generation</text:p>
            </chart:title>
            <chart:categories table:cell-range-address="List1.B10:List1.AZ10"/>
          </chart:axis>
          <chart:axis chart:dimension="y" chart:name="primary-y" chart:style-name="ch7">
            <chart:title svg:x="0.451cm" svg:y="15.45cm" chart:style-name="ch8">
              <text:p>Individuals to be processed</text:p>
            </chart:title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1:List1.A11</svg:desc>
                </draw:g>
              </table:table-cell>
              <table:table-cell office:value-type="float" office:value="NaN">
                <text:p>NaN</text:p>
                <draw:g>
                  <svg:desc>List1.B11:List1.AZ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000">
                <text:p>339000</text:p>
              </table:table-cell>
              <table:table-cell office:value-type="float" office:value="395500">
                <text:p>395500</text:p>
              </table:table-cell>
              <table:table-cell office:value-type="float" office:value="452000">
                <text:p>452000</text:p>
              </table:table-cell>
              <table:table-cell office:value-type="float" office:value="508500">
                <text:p>508500</text:p>
              </table:table-cell>
              <table:table-cell office:value-type="float" office:value="375000">
                <text:p>375000</text:p>
              </table:table-cell>
              <table:table-cell office:value-type="float" office:value="412500">
                <text:p>412500</text:p>
              </table:table-cell>
              <table:table-cell office:value-type="float" office:value="450000">
                <text:p>450000</text:p>
              </table:table-cell>
              <table:table-cell office:value-type="float" office:value="487500">
                <text:p>487500</text:p>
              </table:table-cell>
              <table:table-cell office:value-type="float" office:value="525000">
                <text:p>525000</text:p>
              </table:table-cell>
              <table:table-cell office:value-type="float" office:value="562500">
                <text:p>562500</text:p>
              </table:table-cell>
              <table:table-cell office:value-type="float" office:value="600000">
                <text:p>600000</text:p>
              </table:table-cell>
              <table:table-cell office:value-type="float" office:value="374000">
                <text:p>374000</text:p>
              </table:table-cell>
              <table:table-cell office:value-type="float" office:value="333000">
                <text:p>333000</text:p>
              </table:table-cell>
              <table:table-cell office:value-type="float" office:value="351500">
                <text:p>351500</text:p>
              </table:table-cell>
              <table:table-cell office:value-type="float" office:value="370000">
                <text:p>370000</text:p>
              </table:table-cell>
              <table:table-cell office:value-type="float" office:value="388500">
                <text:p>388500</text:p>
              </table:table-cell>
              <table:table-cell office:value-type="float" office:value="407000">
                <text:p>407000</text:p>
              </table:table-cell>
              <table:table-cell office:value-type="float" office:value="425500">
                <text:p>425500</text:p>
              </table:table-cell>
              <table:table-cell office:value-type="float" office:value="444000">
                <text:p>444000</text:p>
              </table:table-cell>
              <table:table-cell office:value-type="float" office:value="462500">
                <text:p>462500</text:p>
              </table:table-cell>
              <table:table-cell office:value-type="float" office:value="481000">
                <text:p>481000</text:p>
              </table:table-cell>
              <table:table-cell office:value-type="float" office:value="499500">
                <text:p>499500</text:p>
              </table:table-cell>
              <table:table-cell office:value-type="float" office:value="434000">
                <text:p>434000</text:p>
              </table:table-cell>
              <table:table-cell office:value-type="float" office:value="449500">
                <text:p>449500</text:p>
              </table:table-cell>
              <table:table-cell office:value-type="float" office:value="465000">
                <text:p>465000</text:p>
              </table:table-cell>
              <table:table-cell office:value-type="float" office:value="480500">
                <text:p>480500</text:p>
              </table:table-cell>
              <table:table-cell office:value-type="float" office:value="432000">
                <text:p>432000</text:p>
              </table:table-cell>
              <table:table-cell office:value-type="float" office:value="445500">
                <text:p>445500</text:p>
              </table:table-cell>
              <table:table-cell office:value-type="float" office:value="459000">
                <text:p>459000</text:p>
              </table:table-cell>
              <table:table-cell office:value-type="float" office:value="472500">
                <text:p>472500</text:p>
              </table:table-cell>
              <table:table-cell office:value-type="float" office:value="486000">
                <text:p>486000</text:p>
              </table:table-cell>
              <table:table-cell office:value-type="float" office:value="486000">
                <text:p>486000</text:p>
              </table:table-cell>
              <table:table-cell office:value-type="float" office:value="513000">
                <text:p>513000</text:p>
              </table:table-cell>
              <table:table-cell office:value-type="float" office:value="526500">
                <text:p>526500</text:p>
              </table:table-cell>
              <table:table-cell office:value-type="float" office:value="480000">
                <text:p>480000</text:p>
              </table:table-cell>
              <table:table-cell office:value-type="float" office:value="492000">
                <text:p>492000</text:p>
              </table:table-cell>
              <table:table-cell office:value-type="float" office:value="504000">
                <text:p>504000</text:p>
              </table:table-cell>
              <table:table-cell office:value-type="float" office:value="516000">
                <text:p>516000</text:p>
              </table:table-cell>
              <table:table-cell office:value-type="float" office:value="528000">
                <text:p>528000</text:p>
              </table:table-cell>
              <table:table-cell office:value-type="float" office:value="540000">
                <text:p>540000</text:p>
              </table:table-cell>
              <table:table-cell office:value-type="float" office:value="552000">
                <text:p>552000</text:p>
              </table:table-cell>
              <table:table-cell office:value-type="float" office:value="564000">
                <text:p>564000</text:p>
              </table:table-cell>
              <table:table-cell office:value-type="float" office:value="576000">
                <text:p>576000</text:p>
              </table:table-cell>
              <table:table-cell office:value-type="float" office:value="588000">
                <text:p>588000</text:p>
              </table:table-cell>
              <table:table-cell office:value-type="float" office:value="600000">
                <text:p>600000</text:p>
              </table:table-cell>
              <table:table-cell office:value-type="float" office:value="612000">
                <text:p>612000</text:p>
              </table:table-cell>
            </table:table-row>
            <table:table-row>
              <table:table-cell office:value-type="string">
                <text:p>Geometric</text:p>
                <draw:g>
                  <svg:desc>List1.A12:List1.A12</svg:desc>
                </draw:g>
              </table:table-cell>
              <table:table-cell office:value-type="float" office:value="28000">
                <text:p>28000</text:p>
                <draw:g>
                  <svg:desc>List1.B12:List1.AZ12</svg:desc>
                </draw:g>
              </table:table-cell>
              <table:table-cell office:value-type="float" office:value="56000">
                <text:p>56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110000">
                <text:p>110000</text:p>
              </table:table-cell>
              <table:table-cell office:value-type="float" office:value="132000">
                <text:p>132000</text:p>
              </table:table-cell>
              <table:table-cell office:value-type="float" office:value="108500">
                <text:p>1085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20000">
                <text:p>120000</text:p>
              </table:table-cell>
              <table:table-cell office:value-type="float" office:value="104500">
                <text:p>104500</text:p>
              </table:table-cell>
              <table:table-cell office:value-type="float" office:value="102000">
                <text:p>102000</text:p>
              </table:table-cell>
              <table:table-cell office:value-type="float" office:value="110500">
                <text:p>110500</text:p>
              </table:table-cell>
              <table:table-cell office:value-type="float" office:value="119000">
                <text:p>119000</text:p>
              </table:table-cell>
              <table:table-cell office:value-type="float" office:value="120000">
                <text:p>120000</text:p>
              </table:table-cell>
              <table:table-cell office:value-type="float" office:value="104000">
                <text:p>104000</text:p>
              </table:table-cell>
              <table:table-cell office:value-type="float" office:value="93500">
                <text:p>93500</text:p>
              </table:table-cell>
              <table:table-cell office:value-type="float" office:value="99000">
                <text:p>99000</text:p>
              </table:table-cell>
              <table:table-cell office:value-type="float" office:value="95000">
                <text:p>95000</text:p>
              </table:table-cell>
              <table:table-cell office:value-type="float" office:value="90000">
                <text:p>90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92000">
                <text:p>92000</text:p>
              </table:table-cell>
              <table:table-cell office:value-type="float" office:value="96000">
                <text:p>96000</text:p>
              </table:table-cell>
              <table:table-cell office:value-type="float" office:value="100000">
                <text:p>100000</text:p>
              </table:table-cell>
              <table:table-cell office:value-type="float" office:value="104000">
                <text:p>104000</text:p>
              </table:table-cell>
              <table:table-cell office:value-type="float" office:value="108000">
                <text:p>108000</text:p>
              </table:table-cell>
              <table:table-cell office:value-type="float" office:value="112000">
                <text:p>112000</text:p>
              </table:table-cell>
              <table:table-cell office:value-type="float" office:value="116000">
                <text:p>116000</text:p>
              </table:table-cell>
              <table:table-cell office:value-type="float" office:value="120000">
                <text:p>120000</text:p>
              </table:table-cell>
              <table:table-cell office:value-type="float" office:value="124000">
                <text:p>124000</text:p>
              </table:table-cell>
              <table:table-cell office:value-type="float" office:value="112000">
                <text:p>112000</text:p>
              </table:table-cell>
              <table:table-cell office:value-type="float" office:value="115500">
                <text:p>115500</text:p>
              </table:table-cell>
              <table:table-cell office:value-type="float" office:value="102000">
                <text:p>102000</text:p>
              </table:table-cell>
              <table:table-cell office:value-type="float" office:value="105000">
                <text:p>105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14000">
                <text:p>114000</text:p>
              </table:table-cell>
              <table:table-cell office:value-type="float" office:value="117000">
                <text:p>117000</text:p>
              </table:table-cell>
              <table:table-cell office:value-type="float" office:value="120000">
                <text:p>120000</text:p>
              </table:table-cell>
              <table:table-cell office:value-type="float" office:value="123000">
                <text:p>123000</text:p>
              </table:table-cell>
              <table:table-cell office:value-type="float" office:value="126000">
                <text:p>126000</text:p>
              </table:table-cell>
              <table:table-cell office:value-type="float" office:value="129000">
                <text:p>129000</text:p>
              </table:table-cell>
              <table:table-cell office:value-type="float" office:value="132000">
                <text:p>132000</text:p>
              </table:table-cell>
              <table:table-cell office:value-type="float" office:value="135000">
                <text:p>135000</text:p>
              </table:table-cell>
              <table:table-cell office:value-type="float" office:value="115000">
                <text:p>115000</text:p>
              </table:table-cell>
              <table:table-cell office:value-type="float" office:value="117500">
                <text:p>117500</text:p>
              </table:table-cell>
              <table:table-cell office:value-type="float" office:value="120000">
                <text:p>120000</text:p>
              </table:table-cell>
              <table:table-cell office:value-type="float" office:value="122500">
                <text:p>122500</text:p>
              </table:table-cell>
              <table:table-cell office:value-type="float" office:value="125000">
                <text:p>125000</text:p>
              </table:table-cell>
              <table:table-cell office:value-type="float" office:value="127500">
                <text:p>127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